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times new roman" svg:font-family="'times new roman', serif"/>
    <style:font-face style:name="Nimbus Mono L" svg:font-family="'Nimbus Mono 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fo:font-variant="normal" fo:text-transform="none" fo:color="#222222" style:font-name="Nimbus Mono L" fo:font-size="14pt" fo:letter-spacing="normal" fo:font-style="normal" fo:font-weight="normal" officeooo:rsid="000666f0" officeooo:paragraph-rsid="001b061d" style:font-name-asian="Nimbus Mono L" style:font-size-asian="14pt" style:font-size-complex="14pt"/>
    </style:style>
    <style:style style:name="P2" style:family="paragraph" style:parent-style-name="Standard">
      <style:text-properties fo:font-variant="normal" fo:text-transform="none" fo:color="#222222" style:font-name="Nimbus Mono L" fo:font-size="14pt" fo:letter-spacing="normal" fo:font-style="normal" fo:font-weight="normal" officeooo:rsid="001b061d" officeooo:paragraph-rsid="001b061d" style:font-name-asian="Nimbus Mono L" style:font-size-asian="14pt" style:font-size-complex="14pt"/>
    </style:style>
    <style:style style:name="P3" style:family="paragraph" style:parent-style-name="Standard">
      <style:text-properties fo:font-variant="normal" fo:text-transform="none" fo:color="#222222" style:font-name="Nimbus Mono L" fo:font-size="14pt" fo:letter-spacing="normal" fo:font-style="normal" fo:font-weight="bold" officeooo:rsid="001d9a9c" officeooo:paragraph-rsid="001d9a9c" style:font-name-asian="Nimbus Mono L" style:font-size-asian="14pt" style:font-weight-asian="bold" style:font-size-complex="14pt" style:font-weight-complex="bold"/>
    </style:style>
    <style:style style:name="P4" style:family="paragraph" style:parent-style-name="Standard">
      <style:text-properties style:font-name="Nimbus Mono L" fo:font-size="14pt" officeooo:paragraph-rsid="001b061d" style:font-name-asian="Nimbus Mono L" style:font-size-asian="14pt" style:font-size-complex="14pt"/>
    </style:style>
    <style:style style:name="P5" style:family="paragraph" style:parent-style-name="Standard">
      <style:text-properties style:font-name="Nimbus Mono L" fo:font-size="14pt" officeooo:rsid="00031d8b" officeooo:paragraph-rsid="001b061d" style:font-name-asian="Nimbus Mono L" style:font-size-asian="14pt" style:font-size-complex="14pt"/>
    </style:style>
    <style:style style:name="P6" style:family="paragraph" style:parent-style-name="Standard">
      <style:text-properties style:font-name="Nimbus Mono L" fo:font-size="14pt" officeooo:rsid="00031d8b" officeooo:paragraph-rsid="00031d8b" style:font-name-asian="Nimbus Mono L" style:font-size-asian="14pt" style:font-size-complex="14pt"/>
    </style:style>
    <style:style style:name="P7" style:family="paragraph" style:parent-style-name="Standard">
      <style:text-properties style:font-name="Nimbus Mono L" fo:font-size="14pt" officeooo:rsid="00031d8b" officeooo:paragraph-rsid="0008160b" style:font-name-asian="Nimbus Mono L" style:font-size-asian="14pt" style:font-size-complex="14pt"/>
    </style:style>
    <style:style style:name="P8" style:family="paragraph" style:parent-style-name="Standard">
      <style:text-properties style:font-name="Nimbus Mono L" fo:font-size="14pt" officeooo:rsid="001b9e38" officeooo:paragraph-rsid="001b9e38" style:font-name-asian="Nimbus Mono L" style:font-size-asian="14pt" style:font-size-complex="14pt"/>
    </style:style>
    <style:style style:name="P9" style:family="paragraph" style:parent-style-name="Standard">
      <style:text-properties style:font-name="Nimbus Mono L" fo:font-size="14pt" officeooo:rsid="001f0d25" officeooo:paragraph-rsid="001f0d25" style:font-name-asian="Nimbus Mono L" style:font-size-asian="14pt" style:font-size-complex="14pt"/>
    </style:style>
    <style:style style:name="P10" style:family="paragraph" style:parent-style-name="Standard">
      <style:text-properties style:font-name="Nimbus Mono L" fo:font-size="14pt" officeooo:rsid="000aa970" officeooo:paragraph-rsid="000aa970" style:font-name-asian="Nimbus Mono L" style:font-size-asian="14pt" style:font-size-complex="14pt"/>
    </style:style>
    <style:style style:name="P11" style:family="paragraph" style:parent-style-name="Standard">
      <style:text-properties style:font-name="Nimbus Mono L" fo:font-size="14pt" officeooo:rsid="00278f9b" officeooo:paragraph-rsid="00278f9b" style:font-name-asian="Nimbus Mono L" style:font-size-asian="14pt" style:font-size-complex="14pt"/>
    </style:style>
    <style:style style:name="P12" style:family="paragraph" style:parent-style-name="Standard">
      <style:text-properties style:font-name="Nimbus Mono L" fo:font-size="14pt" officeooo:rsid="00256e04" officeooo:paragraph-rsid="0026adf0" style:font-name-asian="Nimbus Mono L" style:font-size-asian="14pt" style:font-size-complex="14pt"/>
    </style:style>
    <style:style style:name="P13" style:family="paragraph" style:parent-style-name="Standard">
      <style:text-properties style:font-name="Nimbus Mono L" fo:font-size="14pt" officeooo:rsid="00281a4c" officeooo:paragraph-rsid="00281a4c" style:font-name-asian="Nimbus Mono L" style:font-size-asian="14pt" style:font-size-complex="14pt"/>
    </style:style>
    <style:style style:name="P14" style:family="paragraph" style:parent-style-name="Standard">
      <style:text-properties style:font-name="Nimbus Mono L" fo:font-size="14pt" officeooo:rsid="00246299" officeooo:paragraph-rsid="00246299" style:font-name-asian="Nimbus Mono L" style:font-size-asian="14pt" style:font-size-complex="14pt"/>
    </style:style>
    <style:style style:name="P15" style:family="paragraph" style:parent-style-name="Standard">
      <style:text-properties style:font-name="Nimbus Mono L" fo:font-size="14pt" officeooo:rsid="0011e1c1" officeooo:paragraph-rsid="00217b80" style:font-name-asian="Nimbus Mono L" style:font-size-asian="14pt" style:font-size-complex="14pt"/>
    </style:style>
    <style:style style:name="P16" style:family="paragraph" style:parent-style-name="Standard">
      <style:text-properties style:font-name="Nimbus Mono L" fo:font-size="14pt" officeooo:rsid="0011e1c1" officeooo:paragraph-rsid="000dfa66" style:font-name-asian="Nimbus Mono L" style:font-size-asian="14pt" style:font-size-complex="14pt"/>
    </style:style>
    <style:style style:name="P17" style:family="paragraph" style:parent-style-name="Standard">
      <style:text-properties style:font-name="Nimbus Mono L" fo:font-size="14pt" officeooo:rsid="000dfa66" officeooo:paragraph-rsid="0011e1c1" style:font-name-asian="Nimbus Mono L" style:font-size-asian="14pt" style:font-size-complex="14pt"/>
    </style:style>
    <style:style style:name="P18" style:family="paragraph" style:parent-style-name="Standard">
      <style:text-properties style:font-name="Nimbus Mono L" fo:font-size="14pt" officeooo:rsid="00374838" officeooo:paragraph-rsid="00374838" style:font-name-asian="Nimbus Mono L" style:font-size-asian="14pt" style:font-size-complex="14pt"/>
    </style:style>
    <style:style style:name="P19" style:family="paragraph" style:parent-style-name="Standard">
      <style:text-properties style:font-name="Nimbus Mono L" fo:font-size="14pt" officeooo:rsid="0033f494" officeooo:paragraph-rsid="0033f494" style:font-name-asian="Nimbus Mono L" style:font-size-asian="14pt" style:font-size-complex="14pt"/>
    </style:style>
    <style:style style:name="P20" style:family="paragraph" style:parent-style-name="Standard">
      <style:text-properties style:font-name="Nimbus Mono L" fo:font-size="14pt" officeooo:rsid="003a6173" officeooo:paragraph-rsid="003a6173" style:font-name-asian="Nimbus Mono L" style:font-size-asian="14pt" style:font-size-complex="14pt"/>
    </style:style>
    <style:style style:name="P21" style:family="paragraph" style:parent-style-name="Standard">
      <style:text-properties style:font-name="Nimbus Mono L" fo:font-size="14pt" officeooo:rsid="003c3457" officeooo:paragraph-rsid="003c3457" style:font-name-asian="Nimbus Mono L" style:font-size-asian="14pt" style:font-size-complex="14pt"/>
    </style:style>
    <style:style style:name="P22" style:family="paragraph" style:parent-style-name="Standard">
      <style:text-properties style:font-name="Nimbus Mono L" fo:font-size="14pt" officeooo:rsid="003c853e" officeooo:paragraph-rsid="003c853e" style:font-name-asian="Nimbus Mono L" style:font-size-asian="14pt" style:font-size-complex="14pt"/>
    </style:style>
    <style:style style:name="P23" style:family="paragraph" style:parent-style-name="Standard">
      <style:text-properties style:font-name="Nimbus Mono L" fo:font-size="14pt" officeooo:rsid="0014356b" officeooo:paragraph-rsid="001868d3" style:font-name-asian="Nimbus Mono L" style:font-size-asian="14pt" style:font-size-complex="14pt"/>
    </style:style>
    <style:style style:name="P24" style:family="paragraph" style:parent-style-name="Standard">
      <style:text-properties style:font-name="Nimbus Mono L" fo:font-size="14pt" officeooo:rsid="001868d3" officeooo:paragraph-rsid="001868d3" style:font-name-asian="Nimbus Mono L" style:font-size-asian="14pt" style:font-size-complex="14pt"/>
    </style:style>
    <style:style style:name="P25" style:family="paragraph" style:parent-style-name="Standard">
      <style:text-properties style:font-name="Nimbus Mono L" fo:font-size="14pt" officeooo:rsid="001868d3" officeooo:paragraph-rsid="004679f7" style:font-name-asian="Nimbus Mono L" style:font-size-asian="14pt" style:font-size-complex="14pt"/>
    </style:style>
    <style:style style:name="P26" style:family="paragraph" style:parent-style-name="Standard">
      <style:text-properties style:font-name="Nimbus Mono L" fo:font-size="14pt" officeooo:rsid="0014dfe8" officeooo:paragraph-rsid="0014dfe8" style:font-name-asian="Nimbus Mono L" style:font-size-asian="14pt" style:font-size-complex="14pt"/>
    </style:style>
    <style:style style:name="P27" style:family="paragraph" style:parent-style-name="Standard">
      <style:text-properties style:font-name="Nimbus Mono L" fo:font-size="14pt" officeooo:rsid="0029ed81" officeooo:paragraph-rsid="0029ed81" style:font-name-asian="Nimbus Mono L" style:font-size-asian="14pt" style:font-size-complex="14pt"/>
    </style:style>
    <style:style style:name="P28" style:family="paragraph" style:parent-style-name="Standard">
      <style:text-properties style:font-name="Nimbus Mono L" fo:font-size="14pt" officeooo:paragraph-rsid="002d7ef6" style:font-name-asian="Nimbus Mono L" style:font-size-asian="14pt" style:font-size-complex="14pt"/>
    </style:style>
    <style:style style:name="P29" style:family="paragraph" style:parent-style-name="Standard">
      <style:text-properties style:font-name="Nimbus Mono L" fo:font-size="14pt" officeooo:rsid="0016efb6" officeooo:paragraph-rsid="0042cb7a" style:font-name-asian="Nimbus Mono L" style:font-size-asian="14pt" style:font-size-complex="14pt"/>
    </style:style>
    <style:style style:name="P30" style:family="paragraph" style:parent-style-name="Standard">
      <style:text-properties style:font-name="Nimbus Mono L" fo:font-size="14pt" fo:font-weight="bold" officeooo:rsid="000666f0" officeooo:paragraph-rsid="000666f0" style:font-name-asian="Nimbus Mono L" style:font-size-asian="14pt" style:font-weight-asian="bold" style:font-size-complex="14pt" style:font-weight-complex="bold"/>
    </style:style>
    <style:style style:name="P31" style:family="paragraph" style:parent-style-name="Standard">
      <style:text-properties style:font-name="Nimbus Mono L" fo:font-size="14pt" fo:font-weight="bold" officeooo:rsid="000aa970" officeooo:paragraph-rsid="000aa970" style:font-name-asian="Nimbus Mono L" style:font-size-asian="14pt" style:font-weight-asian="bold" style:font-size-complex="14pt" style:font-weight-complex="bold"/>
    </style:style>
    <style:style style:name="P32" style:family="paragraph" style:parent-style-name="Standard">
      <style:text-properties style:font-name="Nimbus Mono L" fo:font-size="14pt" fo:font-weight="bold" officeooo:rsid="000def08" officeooo:paragraph-rsid="000dfa66" style:font-name-asian="Nimbus Mono L" style:font-size-asian="14pt" style:font-weight-asian="bold" style:font-size-complex="14pt" style:font-weight-complex="bold"/>
    </style:style>
    <style:style style:name="P33" style:family="paragraph" style:parent-style-name="Standard">
      <style:text-properties style:font-name="Nimbus Mono L" fo:font-size="14pt" fo:font-weight="bold" officeooo:rsid="000fef18" officeooo:paragraph-rsid="000fef18" style:font-name-asian="Nimbus Mono L" style:font-size-asian="14pt" style:font-weight-asian="bold" style:font-size-complex="14pt" style:font-weight-complex="bold"/>
    </style:style>
    <style:style style:name="P34" style:family="paragraph" style:parent-style-name="Standard">
      <style:text-properties style:font-name="Nimbus Mono L" fo:font-size="14pt" fo:font-weight="bold" officeooo:rsid="000fef18" officeooo:paragraph-rsid="0011e1c1" style:font-name-asian="Nimbus Mono L" style:font-size-asian="14pt" style:font-weight-asian="bold" style:font-size-complex="14pt" style:font-weight-complex="bold"/>
    </style:style>
    <style:style style:name="P35" style:family="paragraph" style:parent-style-name="Standard">
      <style:text-properties style:font-name="Nimbus Mono L" fo:font-size="14pt" fo:font-weight="bold" officeooo:rsid="0011e1c1" officeooo:paragraph-rsid="0011e1c1" style:font-name-asian="Nimbus Mono L" style:font-size-asian="14pt" style:font-weight-asian="bold" style:font-size-complex="14pt" style:font-weight-complex="bold"/>
    </style:style>
    <style:style style:name="P36" style:family="paragraph" style:parent-style-name="Standard">
      <style:text-properties style:font-name="Nimbus Mono L" fo:font-size="14pt" fo:font-weight="bold" officeooo:rsid="000dfa66" officeooo:paragraph-rsid="0012eabd" style:font-name-asian="Nimbus Mono L" style:font-size-asian="14pt" style:font-weight-asian="bold" style:font-size-complex="14pt" style:font-weight-complex="bold"/>
    </style:style>
    <style:style style:name="P37" style:family="paragraph" style:parent-style-name="Standard">
      <style:text-properties style:font-name="Nimbus Mono L" fo:font-size="14pt" fo:font-weight="bold" officeooo:rsid="0012eabd" officeooo:paragraph-rsid="0012eabd" style:font-name-asian="Nimbus Mono L" style:font-size-asian="14pt" style:font-weight-asian="bold" style:font-size-complex="14pt" style:font-weight-complex="bold"/>
    </style:style>
    <style:style style:name="P38" style:family="paragraph" style:parent-style-name="Standard">
      <style:text-properties style:font-name="Nimbus Mono L" fo:font-size="14pt" fo:font-weight="bold" officeooo:rsid="0014356b" officeooo:paragraph-rsid="0014356b" style:font-name-asian="Nimbus Mono L" style:font-size-asian="14pt" style:font-weight-asian="bold" style:font-size-complex="14pt" style:font-weight-complex="bold"/>
    </style:style>
    <style:style style:name="P39" style:family="paragraph" style:parent-style-name="Standard">
      <style:text-properties style:font-name="Nimbus Mono L" fo:font-size="14pt" fo:font-weight="bold" officeooo:rsid="0014dfe8" officeooo:paragraph-rsid="0014dfe8" style:font-name-asian="Nimbus Mono L" style:font-size-asian="14pt" style:font-weight-asian="bold" style:font-size-complex="14pt" style:font-weight-complex="bold"/>
    </style:style>
    <style:style style:name="P40" style:family="paragraph" style:parent-style-name="Standard">
      <style:text-properties style:font-name="Nimbus Mono L" fo:font-size="14pt" fo:font-weight="bold" officeooo:rsid="0014dfe8" officeooo:paragraph-rsid="0016ef45" style:font-name-asian="Nimbus Mono L" style:font-size-asian="14pt" style:font-weight-asian="bold" style:font-size-complex="14pt" style:font-weight-complex="bold"/>
    </style:style>
    <style:style style:name="P41" style:family="paragraph" style:parent-style-name="Standard">
      <style:text-properties style:font-name="Nimbus Mono L" fo:font-size="14pt" fo:font-weight="bold" officeooo:rsid="0016efb6" officeooo:paragraph-rsid="0016efb6" style:font-name-asian="Nimbus Mono L" style:font-size-asian="14pt" style:font-weight-asian="bold" style:font-size-complex="14pt" style:font-weight-complex="bold"/>
    </style:style>
    <style:style style:name="P42" style:family="paragraph" style:parent-style-name="Standard">
      <style:text-properties style:font-name="Nimbus Mono L" fo:font-size="14pt" officeooo:rsid="001d9a9c" officeooo:paragraph-rsid="004b1251" style:font-name-asian="Nimbus Mono L" style:font-size-asian="14pt" style:font-size-complex="14pt"/>
    </style:style>
    <style:style style:name="T1" style:family="text">
      <style:text-properties officeooo:rsid="000dfa66"/>
    </style:style>
    <style:style style:name="T2" style:family="text">
      <style:text-properties officeooo:rsid="0011e1c1"/>
    </style:style>
    <style:style style:name="T3" style:family="text">
      <style:text-properties officeooo:rsid="0016ef45"/>
    </style:style>
    <style:style style:name="T4" style:family="text">
      <style:text-properties officeooo:rsid="001868d3"/>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officeooo:rsid="001b061d"/>
    </style:style>
    <style:style style:name="T7" style:family="text">
      <style:text-properties fo:font-variant="normal" fo:text-transform="none" fo:color="#222222" fo:letter-spacing="normal" fo:font-style="normal" fo:font-weight="normal" officeooo:rsid="001cf40d"/>
    </style:style>
    <style:style style:name="T8" style:family="text">
      <style:text-properties fo:font-variant="normal" fo:text-transform="none" fo:color="#000000" fo:letter-spacing="normal" fo:font-style="normal" fo:font-weight="normal"/>
    </style:style>
    <style:style style:name="T9" style:family="text">
      <style:text-properties officeooo:rsid="00031d8b"/>
    </style:style>
    <style:style style:name="T10" style:family="text">
      <style:text-properties officeooo:rsid="00217b80"/>
    </style:style>
    <style:style style:name="T11" style:family="text">
      <style:text-properties officeooo:rsid="002599fd"/>
    </style:style>
    <style:style style:name="T12" style:family="text">
      <style:text-properties officeooo:rsid="0016efb6"/>
    </style:style>
    <style:style style:name="T13" style:family="text">
      <style:text-properties officeooo:rsid="0035c83c"/>
    </style:style>
    <style:style style:name="T14" style:family="text">
      <style:text-properties style:text-underline-style="solid" style:text-underline-type="double" style:text-underline-width="auto" style:text-underline-color="font-color"/>
    </style:style>
    <style:style style:name="T15" style:family="text">
      <style:text-properties style:text-underline-style="solid" style:text-underline-type="double" style:text-underline-width="auto" style:text-underline-color="font-color" officeooo:rsid="0035c83c"/>
    </style:style>
    <style:style style:name="T16" style:family="text">
      <style:text-properties officeooo:rsid="0042497b"/>
    </style:style>
    <style:style style:name="T17" style:family="text">
      <style:text-properties officeooo:rsid="0042cb7a"/>
    </style:style>
    <style:style style:name="T18" style:family="text">
      <style:text-properties officeooo:rsid="004679f7"/>
    </style:style>
    <style:style style:name="T19" style:family="text">
      <style:text-properties officeooo:rsid="0048722b"/>
    </style:style>
    <style:style style:name="T20" style:family="text">
      <style:text-properties officeooo:rsid="004a29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time, English hour is hosted by me and Chao Ye.</text:p>
      <text:p text:style-name="P4"><text:span text:style-name="T6">And topic is </text:span><text:span text:style-name="T5">Local delicious food of your hometown</text:span></text:p>
      <text:p text:style-name="P5"><text:span text:style-name="T5">I am sorry to choose the topic </text:span><text:span text:style-name="T6">for realizling that </text:span><text:span text:style-name="T5">the name</text:span><text:span text:style-name="T6">s</text:span><text:span text:style-name="T5"> of the dishes </text:span><text:span text:style-name="T6">are </text:span><text:span text:style-name="T5">really hard to translate into English.</text:span></text:p>
      <text:p text:style-name="P2">I will try my best to introduce the food I want to shar<text:span text:style-name="T20">e</text:span>.</text:p>
      <text:p text:style-name="P8"><text:span text:style-name="T5">If you have any question, please feel free to interrupt me.But please say a little slower, I may </text:span><text:span text:style-name="T7">not be able to</text:span><text:span text:style-name="T5"> follow you.</text:span></text:p>
      <text:p text:style-name="P3">let's start:</text:p>
      <text:p text:style-name="P6">Although my hometown belongs to Hulunbeier, but geographically it is located between Inner Mongolia and Heilongjiang Province.</text:p>
      <text:p text:style-name="P6">So our daily diet also includes two parts: Inner Mongolia flavor and northeast cuisine.</text:p>
      <text:p text:style-name="P42"><text:s/>the names of some food we are not familiar with,and <text:span text:style-name="T9">mainly afraid what I </text:span>express<text:span text:style-name="T9"> in <text:s/>English is not clear , </text:span>so <text:span text:style-name="T9"><text:s/>I marked it in Chinese here</text:span></text:p>
      <text:p text:style-name="P30">The first part :Inner Mongolia cuisine</text:p>
      <text:p text:style-name="P7">Compared to the fine dishes of the South, Inner Mongolia , the food can be said to be vigorous.</text:p>
      <text:p text:style-name="P9">Let’s see together.</text:p>
      <text:p text:style-name="P31">1.Grilled lamb legs</text:p>
      <text:p text:style-name="P11">It is said that during the period of Genghis Khan's expedition to the West</text:p>
      <text:p text:style-name="P11">Food officials, in order to shorten the time to eat Genghis Khan, in order to let him take a break, so the roasted whole sheep upgraded to roast leg.</text:p>
      <text:p text:style-name="P10">Lamb is an essential food in Inner Mongolia and should not be missed .</text:p>
      <text:p text:style-name="P32"><text:span text:style-name="T1">2.</text:span>Shabu mutton<text:span text:style-name="T1">~~Hot pot</text:span></text:p>
      <text:p text:style-name="P12">From the taste alone, I can not taste any different.<text:span text:style-name="T11">The hot pot in the picture is special to use charcoal pot, I am not sure that this pot belongs to Inner Mongolia, but I feel this pot is more fit temperament in Inner Mongolia.</text:span></text:p>
      <text:p text:style-name="P33">3.Kebab</text:p>
      <text:p text:style-name="P13">not too much to say, but also one of my favorite food</text:p>
      <text:p text:style-name="P34"><text:span text:style-name="T16">4</text:span>.<text:span text:style-name="T2">Handle the meat</text:span></text:p>
      <text:p text:style-name="P14">Hand lamb, is the selection of fat fat tender sheep, on the ground slaughtered, peel skin wok, into the seasoning, for cooking. Simple and crisp operation, only add a small salt (and some do not add salt, eat dipped in <text:soft-page-break/>salt), the furnace just as appropriate, the blood disappeared soon, not cooked hard, eat fresh and tender, very delicious. Because the net hand to eat meat when the hand of the meat, one hand holding a knife, cut, dig, tick, film, the sheep bones on the meat to eat clean, so named "hand lamb."</text:p>
      <text:p text:style-name="P35"><text:span text:style-name="T16">5</text:span>.Horse milk wine</text:p>
      <text:p text:style-name="P15"><text:tab/><text:span text:style-name="T10">But to be honest, I did not drink kumiss.</text:span></text:p>
      <text:p text:style-name="P17"/>
      <text:p text:style-name="P36">The<text:span text:style-name="T2"> second part:Northeast cuisine</text:span></text:p>
      <text:p text:style-name="P16"/>
      <text:p text:style-name="P37">1.deep<text:span text:style-name="T13">-</text:span><text:span text:style-name="T15">f</text:span><text:span text:style-name="T14">ried</text:span> cake?</text:p>
      <text:p text:style-name="P18">I'm not sure if this translation is right, after all, not all fried pastries are called 油炸糕</text:p>
      <text:p text:style-name="P19">Ingredients: glutinous rice flour and bean paste</text:p>
      <text:p text:style-name="P20">There is another argument, fried cake is the characteristics of Hebei, anyway, really delicious.</text:p>
      <text:p text:style-name="P37">2.Big ballast porridge</text:p>
      <text:p text:style-name="P21">This porridge is really tasty, but in the porridge store, I have not found it, probably because it looks rough.</text:p>
      <text:p text:style-name="P37">3.Pot flesh</text:p>
      <text:p text:style-name="P22">From the appearance point of view, pot flesh and sweet and sour spirits like, although the pot of meat is also the ridge, but the taste of the two completely different. In contrast, sweet and sour spine a bit sweet and tired（腻）.</text:p>
      <text:p text:style-name="P38">4.Chicken stewed mushrooms</text:p>
      <text:p text:style-name="P23"><text:tab/><text:span text:style-name="T4">It is very hard to eat authentic taste in restaurant .</text:span></text:p>
      <text:p text:style-name="P25"><text:s text:c="12"/>Wild mushrooms and <text:span text:style-name="T18">Scattered chickens(</text:span>non-fast chickens<text:span text:style-name="T19">)</text:span>are essential ingredients for cooking authentic flavors.</text:p>
      <text:p text:style-name="P24"><text:tab/></text:p>
      <text:p text:style-name="P39">5.Pumpkin porridge</text:p>
      <text:p text:style-name="P26"><text:tab/>I chose pumpkin porridge here because the northeast of the pumpkin porridge practice and the market is different, and this pumpkin porridge is my favorite porridge.</text:p>
      <text:p text:style-name="P40">6.<text:span text:style-name="T3">Leek box?</text:span></text:p>
      <text:p text:style-name="P27"><text:s/>韭菜盒子 does not really mean a box filled with leeks.</text:p>
      <text:p text:style-name="P28"><text:span text:style-name="T12">“盒子 “in here is not equals to “box”,it <text:s/>is a shuttle of pasta with </text:span><text:span text:style-name="T8">filling（馅儿）</text:span><text:span text:style-name="T12">.</text:span></text:p>
      <text:p text:style-name="P41">7.Corn bread</text:p>
      <text:p text:style-name="P29"><text:soft-page-break/><text:s text:c="2"/><text:span text:style-name="T17">Big cake is the most classic one of the northeast pasta, no one, because in the era of wealth is almost every household will eat this! Now living standards improved, so rarely eat the kind of authentic pie before. Before I was ten years old, I had eaten this authentic tastes and did not eat it later. I believe that in the restaurant, will not eat this authentic ta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times new roman" svg:font-family="'times new roman', serif"/>
    <style:font-face style:name="Nimbus Mono L" svg:font-family="'Nimbus Mono 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09:40:12.197662457</meta:creation-date>
    <dc:date>2017-03-17T10:01:41.926121837</dc:date>
    <meta:editing-duration>PT11H8M38S</meta:editing-duration>
    <meta:editing-cycles>59</meta:editing-cycles>
    <meta:generator>LibreOffice/5.2.3.3$Linux_X86_64 LibreOffice_project/20$Build-3</meta:generator>
    <meta:document-statistic meta:table-count="0" meta:image-count="0" meta:object-count="0" meta:page-count="3" meta:paragraph-count="44" meta:word-count="676" meta:character-count="3700" meta:non-whitespace-character-count="3060"/>
  </office:meta>
</office:document-meta>
</file>